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40057C2AE6D1B6EA6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Computer Modern" svg:font-family="'Computer Moder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49cm, 0cm)" draw:image-opacity="100%" style:mirror="horizontal"/>
    </style:style>
    <style:style style:name="gr2" style:family="graphic" style:parent-style-name="standard">
      <style:graphic-properties draw:textarea-horizontal-align="justify" draw:textarea-vertical-align="middle" draw:auto-grow-height="false" fo:min-height="2.586cm" fo:min-width="2.54cm"/>
    </style:style>
    <style:style style:name="gr3" style:family="graphic" style:parent-style-name="standard">
      <style:graphic-properties draw:stroke="none" draw:fill-color="#ccff66" draw:textarea-horizontal-align="justify" draw:textarea-vertical-align="middle" draw:auto-grow-height="false" fo:min-height="4.953cm" fo:min-width="3.891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2.458cm" fo:min-width="6.167cm"/>
    </style:style>
    <style:style style:name="gr5" style:family="graphic" style:parent-style-name="standard">
      <style:graphic-properties draw:stroke="solid" svg:stroke-width="0.035cm" svg:stroke-color="#0000ff" draw:stroke-linejoin="round" svg:stroke-linecap="butt" draw:fill="solid" draw:fill-color="#0000ff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008000" draw:stroke-linejoin="round" svg:stroke-linecap="butt" draw:fill="solid" draw:fill-color="#00800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3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0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51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7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dash" draw:stroke-dash="Ultrafine_20_2_20_Dots_20_3_20_Dashes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45cm" fo:padding-top="0cm" fo:padding-bottom="0cm" fo:padding-left="0cm" fo:padding-right="0cm"/>
    </style:style>
    <style:style style:name="gr19" style:family="graphic" style:parent-style-name="standard">
      <style:graphic-properties draw:stroke="dash" draw:stroke-dash="Fine_20_Dashed" svg:stroke-width="0.035cm" svg:stroke-color="#999999" draw:marker-start-width="0.21cm" draw:marker-end-width="0.21cm" draw:stroke-linejoin="miter" svg:stroke-linecap="square" draw:fill="none" fo:padding-top="0.017cm" fo:padding-bottom="0.017cm" fo:padding-left="0.017cm" fo:padding-right="0.017cm"/>
    </style:style>
    <style:style style:name="gr20" style:family="graphic" style:parent-style-name="objectwithoutfill">
      <style:graphic-properties svg:stroke-width="0.028cm" draw:marker-start="Small_20_Arrow" draw:marker-start-width="0.152cm" draw:marker-end="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21" style:family="graphic" style:parent-style-name="objectwithoutfill">
      <style:graphic-properties svg:stroke-width="0.028cm" draw:marker-start="Small_20_Arrow" draw:marker-start-width="0.152cm" draw:marker-end="Small_20_Arrow" draw:marker-end-width="0.152cm" draw:fill="none" draw:textarea-horizontal-align="center" draw:textarea-vertical-align="middle" fo:padding-top="0.014cm" fo:padding-bottom="0.014cm" fo:padding-left="0.014cm" fo:padding-right="0.014cm"/>
    </style:style>
    <style:style style:name="gr22" style:family="graphic" style:parent-style-name="objectwithoutfill">
      <style:graphic-properties svg:stroke-width="0.028cm" draw:marker-start="" draw:marker-start-width="0.242cm" draw:marker-end="Small_20_Arrow" draw:marker-end-width="0.152cm" draw:fill="none" draw:textarea-horizontal-align="center" draw:textarea-vertical-align="middle" fo:padding-top="0.014cm" fo:padding-bottom="0.014cm" fo:padding-left="0.014cm" fo:padding-right="0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18cm"/>
    </style:style>
    <style:style style:name="gr24" style:family="graphic" style:parent-style-name="standard">
      <style:graphic-properties draw:stroke="none" svg:stroke-width="0.035cm" draw:stroke-linejoin="miter" draw:fill="solid" draw:fill-color="#ffffff"/>
    </style:style>
    <style:style style:name="gr25" style:family="graphic" style:parent-style-name="standard">
      <style:graphic-properties draw:stroke="none" svg:stroke-width="0.035cm" draw:stroke-linejoin="miter" draw:fill="solid" draw:fill-color="#000000"/>
    </style:style>
    <style:style style:name="gr26" style:family="graphic" style:parent-style-name="objectwithoutfill">
      <style:graphic-properties draw:stroke="dash" draw:stroke-dash="Line_20_Style_20_9" svg:stroke-width="0.035cm" svg:stroke-color="#cc0000" draw:marker-start="" draw:marker-start-width="0.16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6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08cm" fo:min-width="1.151cm" fo:padding-top="0cm" fo:padding-bottom="0cm" fo:padding-left="0cm" fo:padding-right="0cm"/>
    </style:style>
    <style:style style:name="gr29" style:family="graphic" style:parent-style-name="objectwithoutfill">
      <style:graphic-properties draw:stroke="dash" draw:stroke-dash="Fine_20_Dashed" svg:stroke-width="0.053cm" svg:stroke-color="#cc0000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ff66"/>
      <style:paragraph-properties fo:text-align="center"/>
    </style:style>
    <style:style style:name="P4" style:family="paragraph">
      <loext:graphic-properties draw:fill="solid" draw:fill-color="#0000ff"/>
    </style:style>
    <style:style style:name="P5" style:family="paragraph">
      <loext:graphic-properties draw:fill="solid" draw:fill-color="#008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style:font-name="Times New Roman" fo:font-size="14pt" style:font-size-asian="14pt" style:font-size-complex="14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  <style:text-properties fo:color="#cc0000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color="#cc0000"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style:font-name="Times New Roman"/>
    </style:style>
    <style:style style:name="T1" style:family="text">
      <style:text-properties fo:color="#000000" style:font-name="Times New Roman" fo:font-size="14pt" fo:font-style="italic" style:font-size-asian="14pt" style:font-name-complex="Computer Modern1" style:font-size-complex="14pt" style:font-style-complex="italic"/>
    </style:style>
    <style:style style:name="T2" style:family="text">
      <style:text-properties fo:color="#000000" style:font-name="Times New Roman" fo:font-size="14pt" style:font-size-asian="14pt" style:font-name-complex="Computer Modern1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c0000" style:font-name="Times New Roman" fo:font-size="12pt" fo:font-weight="bold" style:font-size-asian="12pt" style:font-weight-asian="bold" style:font-name-complex="Computer Modern1" style:font-size-complex="12pt" style:font-weight-complex="bold"/>
    </style:style>
    <style:style style:name="T5" style:family="text">
      <style:text-properties fo:color="#cc0000" style:font-name="Times New Roman" fo:font-size="12pt" fo:font-style="italic" fo:font-weight="bold" style:font-size-asian="12pt" style:font-weight-asian="bold" style:font-name-complex="Computer Modern1" style:font-size-complex="12pt" style:font-style-complex="italic" style:font-weight-complex="bold"/>
    </style:style>
    <style:style style:name="T6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.105cm" svg:height="2.733cm" draw:transform="rotate (-3.14159265358979) translate (5.645cm 3.749cm)">
          <draw:image xlink:href="Pictures/10000201000004000000040057C2AE6D1B6EA625.png" xlink:type="simple" xlink:show="embed" xlink:actuate="onLoad">
            <text:p/>
          </draw:image>
        </draw:frame>
        <draw:custom-shape draw:style-name="gr2" draw:text-style-name="P2" draw:layer="layout" svg:width="2.54cm" svg:height="2.586cm" svg:x="2.378cm" svg:y="7.5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91cm" svg:height="4.953cm" svg:x="4.918cm" svg:y="5.1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167cm" svg:height="2.458cm" svg:x="8.809cm" svg:y="7.681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0.212cm" svg:height="0.212cm" svg:x="3.058cm" svg:y="8.849cm" svg:viewBox="0 0 213 213" svg:d="M106 213c28 0 56-11 76-31s31-47 31-75-11-55-31-76c-20-20-48-31-76-31s-55 11-75 31c-20 21-31 48-31 76s11 55 31 75 47 31 75 31z">
          <text:p/>
        </draw:path>
        <draw:path draw:style-name="gr5" draw:text-style-name="P4" draw:layer="layout" svg:width="0.211cm" svg:height="0.212cm" svg:x="3.128cm" svg:y="9.883cm" svg:viewBox="0 0 212 213" svg:d="M106 213c28 0 55-11 75-31s31-47 31-75-11-56-31-76c-20-19-47-31-75-31s-56 12-75 31c-20 20-31 48-31 76s11 55 31 75c19 20 47 31 75 31z">
          <text:p/>
        </draw:path>
        <draw:path draw:style-name="gr5" draw:text-style-name="P4" draw:layer="layout" svg:width="0.212cm" svg:height="0.212cm" svg:x="3.197cm" svg:y="9.901cm" svg:viewBox="0 0 213 213" svg:d="M106 213c28 0 55-11 75-31 19-20 32-47 32-75s-13-56-32-76c-20-20-47-31-75-31s-55 11-75 31-31 48-31 76 11 55 31 75 47 31 75 31z">
          <text:p/>
        </draw:path>
        <draw:path draw:style-name="gr5" draw:text-style-name="P4" draw:layer="layout" svg:width="0.212cm" svg:height="0.212cm" svg:x="4.029cm" svg:y="8.567cm" svg:viewBox="0 0 213 213" svg:d="M107 213c28 0 55-12 75-31 20-20 31-47 31-76 0-28-11-55-31-75s-47-31-75-31-55 11-75 31-32 47-32 75c0 29 12 56 32 76 20 19 47 31 75 31z">
          <text:p/>
        </draw:path>
        <draw:path draw:style-name="gr5" draw:text-style-name="P4" draw:layer="layout" svg:width="0.212cm" svg:height="0.212cm" svg:x="4.237cm" svg:y="8.907cm" svg:viewBox="0 0 213 213" svg:d="M107 213c28 0 55-12 75-32s31-47 31-75-11-55-31-75c-20-19-47-31-75-31s-55 12-75 31c-21 20-32 47-32 75s11 55 32 75c20 20 47 32 75 32z">
          <text:p/>
        </draw:path>
        <draw:path draw:style-name="gr5" draw:text-style-name="P4" draw:layer="layout" svg:width="0.212cm" svg:height="0.212cm" svg:x="4.306cm" svg:y="9.663cm" svg:viewBox="0 0 213 213" svg:d="M106 213c28 0 56-11 76-31s31-47 31-75c0-29-11-56-31-76s-48-31-76-31-55 11-75 31c-19 20-31 47-31 76 0 28 12 55 31 75 20 20 47 31 75 31z">
          <text:p/>
        </draw:path>
        <draw:path draw:style-name="gr5" draw:text-style-name="P4" draw:layer="layout" svg:width="0.212cm" svg:height="0.211cm" svg:x="4.445cm" svg:y="8.83cm" svg:viewBox="0 0 213 212" svg:d="M107 212c28 0 55-11 75-31s31-47 31-75-11-56-31-75c-20-20-47-31-75-31s-55 11-75 31c-21 19-32 47-32 75s11 55 32 75c20 20 47 31 75 31z">
          <text:p/>
        </draw:path>
        <draw:path draw:style-name="gr5" draw:text-style-name="P4" draw:layer="layout" svg:width="0.212cm" svg:height="0.212cm" svg:x="4.653cm" svg:y="9.768cm" svg:viewBox="0 0 213 213" svg:d="M107 213c28 0 55-12 75-32s31-47 31-75-11-55-31-75-47-31-75-31-55 11-75 31c-21 20-32 47-32 75s11 55 32 75c20 20 47 32 75 32z">
          <text:p/>
        </draw:path>
        <draw:path draw:style-name="gr5" draw:text-style-name="P4" draw:layer="layout" svg:width="0.212cm" svg:height="0.212cm" svg:x="8.744cm" svg:y="7.519cm" svg:viewBox="0 0 213 213" svg:d="M106 213c28 0 56-11 76-31s31-47 31-76c0-28-11-55-31-75s-48-31-76-31-55 11-75 31-31 47-31 75c0 29 11 56 31 76s47 31 75 31z">
          <text:p/>
        </draw:path>
        <draw:path draw:style-name="gr5" draw:text-style-name="P4" draw:layer="layout" svg:width="0.211cm" svg:height="0.211cm" svg:x="8.814cm" svg:y="6.752cm" svg:viewBox="0 0 212 212" svg:d="M106 212c28 0 55-11 75-31 20-19 31-46 31-74s-11-55-31-76c-20-20-47-31-75-31-29 0-56 11-75 31-20 21-31 48-31 76s11 55 31 74c19 20 46 31 75 31z">
          <text:p/>
        </draw:path>
        <draw:path draw:style-name="gr5" draw:text-style-name="P4" draw:layer="layout" svg:width="0.212cm" svg:height="0.212cm" svg:x="8.883cm" svg:y="6.875cm" svg:viewBox="0 0 213 213" svg:d="M107 213c28 0 55-12 75-31 19-20 31-47 31-76 0-28-12-55-31-75-20-20-47-31-75-31s-55 11-75 31-32 47-32 75c0 29 12 56 32 76 20 19 47 31 75 31z">
          <text:p/>
        </draw:path>
        <draw:path draw:style-name="gr5" draw:text-style-name="P4" draw:layer="layout" svg:width="0.212cm" svg:height="0.212cm" svg:x="8.952cm" svg:y="6.916cm" svg:viewBox="0 0 213 213" svg:d="M106 213c28 0 56-11 76-31s31-47 31-75c0-29-11-56-31-76s-48-31-76-31-55 11-75 31-31 47-31 76c0 28 11 55 31 75s47 31 75 31z">
          <text:p/>
        </draw:path>
        <draw:path draw:style-name="gr5" draw:text-style-name="P4" draw:layer="layout" svg:width="0.211cm" svg:height="0.211cm" svg:x="9.022cm" svg:y="9.345cm" svg:viewBox="0 0 212 212" svg:d="M106 212c28 0 55-11 75-32 20-20 31-46 31-75 0-28-11-54-31-74s-47-31-75-31c-29 0-56 11-75 31-20 20-31 46-31 74 0 29 11 55 31 75 19 21 46 32 75 32z">
          <text:p/>
        </draw:path>
        <draw:path draw:style-name="gr5" draw:text-style-name="P4" draw:layer="layout" svg:width="0.212cm" svg:height="0.212cm" svg:x="9.091cm" svg:y="7.862cm" svg:viewBox="0 0 213 213" svg:d="M107 213c28 0 55-12 75-32 19-20 31-47 31-75s-12-55-31-75c-20-20-47-31-75-31s-55 11-75 31c-21 20-32 47-32 75s11 55 32 75c20 20 47 32 75 32z">
          <text:p/>
        </draw:path>
        <draw:path draw:style-name="gr5" draw:text-style-name="P4" draw:layer="layout" svg:width="0.212cm" svg:height="0.212cm" svg:x="9.16cm" svg:y="8.926cm" svg:viewBox="0 0 213 213" svg:d="M106 213c28 0 56-11 76-32 20-20 31-47 31-75s-11-55-31-75c-20-19-48-31-76-31s-55 12-75 31c-20 20-31 47-31 75s11 55 31 75c20 21 47 32 75 32z">
          <text:p/>
        </draw:path>
        <draw:path draw:style-name="gr5" draw:text-style-name="P4" draw:layer="layout" svg:width="0.211cm" svg:height="0.212cm" svg:x="9.646cm" svg:y="9.96cm" svg:viewBox="0 0 212 213" svg:d="M106 213c29 0 55-12 75-32s31-47 31-75-11-55-31-75-46-31-75-31-55 11-75 31-31 47-31 75 11 55 31 75 46 32 75 32z">
          <text:p/>
        </draw:path>
        <draw:path draw:style-name="gr5" draw:text-style-name="P4" draw:layer="layout" svg:width="0.212cm" svg:height="0.212cm" svg:x="9.923cm" svg:y="9.519cm" svg:viewBox="0 0 213 213" svg:d="M107 213c28 0 55-12 75-31 20-20 31-47 31-75s-11-55-31-75c-20-21-47-32-75-32s-55 11-75 32c-21 20-32 47-32 75s11 55 32 75c20 19 47 31 75 31z">
          <text:p/>
        </draw:path>
        <draw:path draw:style-name="gr5" draw:text-style-name="P4" draw:layer="layout" svg:width="0.212cm" svg:height="0.212cm" svg:x="10.131cm" svg:y="9.459cm" svg:viewBox="0 0 213 213" svg:d="M107 213c28 0 55-12 75-31 20-20 31-47 31-75s-11-56-31-76-47-31-75-31-55 11-75 31c-21 20-32 48-32 76s11 55 32 75c20 19 47 31 75 31z">
          <text:p/>
        </draw:path>
        <draw:path draw:style-name="gr5" draw:text-style-name="P4" draw:layer="layout" svg:width="0.212cm" svg:height="0.211cm" svg:x="10.2cm" svg:y="9.871cm" svg:viewBox="0 0 213 212" svg:d="M106 212c28 0 55-11 76-31 20-20 31-47 31-75 0-29-11-56-31-75-21-20-48-31-76-31s-55 11-75 31c-19 19-31 46-31 75 0 28 12 55 31 75 20 20 47 31 75 31z">
          <text:p/>
        </draw:path>
        <draw:path draw:style-name="gr5" draw:text-style-name="P4" draw:layer="layout" svg:width="0.211cm" svg:height="0.212cm" svg:x="10.27cm" svg:y="9.112cm" svg:viewBox="0 0 212 213" svg:d="M107 213c28 0 55-13 74-32 20-20 31-47 31-75s-11-55-31-75c-19-20-46-31-74-31-30 0-56 11-76 31s-31 47-31 75 11 55 31 75c20 19 46 32 76 32z">
          <text:p/>
        </draw:path>
        <draw:path draw:style-name="gr5" draw:text-style-name="P4" draw:layer="layout" svg:width="0.212cm" svg:height="0.212cm" svg:x="10.339cm" svg:y="8.811cm" svg:viewBox="0 0 213 213" svg:d="M107 213c28 0 55-11 75-31s31-47 31-75c0-29-11-56-31-76-20-19-47-31-75-31s-55 12-75 31c-21 20-32 47-32 76 0 28 11 55 32 75 20 20 47 31 75 31z">
          <text:p/>
        </draw:path>
        <draw:path draw:style-name="gr5" draw:text-style-name="P4" draw:layer="layout" svg:width="0.212cm" svg:height="0.211cm" svg:x="10.547cm" svg:y="9.983cm" svg:viewBox="0 0 213 212" svg:d="M107 212c28 0 55-11 75-32 20-20 31-47 31-75s-11-55-31-74c-20-20-47-31-75-31s-55 11-76 31c-20 19-31 46-31 74s11 55 31 75c21 21 48 32 76 32z">
          <text:p/>
        </draw:path>
        <draw:path draw:style-name="gr5" draw:text-style-name="P4" draw:layer="layout" svg:width="0.212cm" svg:height="0.212cm" svg:x="10.616cm" svg:y="9.476cm" svg:viewBox="0 0 213 213" svg:d="M106 213c28 0 55-11 76-31 20-20 31-47 31-75s-11-56-31-76c-21-20-48-31-76-31s-55 11-75 31c-19 20-31 48-31 76s12 55 31 75c20 20 47 31 75 31z">
          <text:p/>
        </draw:path>
        <draw:path draw:style-name="gr5" draw:text-style-name="P4" draw:layer="layout" svg:width="0.212cm" svg:height="0.211cm" svg:x="10.963cm" svg:y="9.715cm" svg:viewBox="0 0 213 212" svg:d="M107 212c28 0 55-11 75-31s31-46 31-75c0-28-11-55-31-74-20-21-47-32-75-32s-55 11-76 32c-20 19-31 46-31 74 0 29 11 55 31 75 21 20 48 31 76 31z">
          <text:p/>
        </draw:path>
        <draw:path draw:style-name="gr5" draw:text-style-name="P4" draw:layer="layout" svg:width="0.212cm" svg:height="0.211cm" svg:x="11.032cm" svg:y="8.975cm" svg:viewBox="0 0 213 212" svg:d="M106 212c28 0 55-11 76-31 20-20 31-48 31-76s-11-55-31-74c-21-20-48-31-76-31s-55 11-75 31c-19 19-31 46-31 74s12 56 31 76c20 20 47 31 75 31z">
          <text:p/>
        </draw:path>
        <draw:path draw:style-name="gr5" draw:text-style-name="P4" draw:layer="layout" svg:width="0.212cm" svg:height="0.211cm" svg:x="11.102cm" svg:y="9.768cm" svg:viewBox="0 0 213 212" svg:d="M106 212c29 0 56-11 76-32 19-20 31-47 31-75s-12-55-31-74c-20-20-47-31-76-31-28 0-55 11-75 31-20 19-31 46-31 74s11 55 31 75c20 21 47 32 75 32z">
          <text:p/>
        </draw:path>
        <draw:path draw:style-name="gr5" draw:text-style-name="P4" draw:layer="layout" svg:width="0.211cm" svg:height="0.212cm" svg:x="11.241cm" svg:y="9.71cm" svg:viewBox="0 0 212 213" svg:d="M105 213c28 0 55-12 75-31 21-20 32-47 32-75s-11-55-32-76c-20-20-47-31-75-31s-55 11-74 31c-20 21-31 48-31 76s11 55 31 75c19 19 46 31 74 31z">
          <text:p/>
        </draw:path>
        <draw:path draw:style-name="gr5" draw:text-style-name="P4" draw:layer="layout" svg:width="0.212cm" svg:height="0.212cm" svg:x="11.31cm" svg:y="9.43cm" svg:viewBox="0 0 213 213" svg:d="M106 213c29 0 56-11 76-31 19-20 31-47 31-75 0-29-12-56-31-76-20-20-47-31-76-31-28 0-55 11-75 31s-31 47-31 76c0 28 11 55 31 75s47 31 75 31z">
          <text:p/>
        </draw:path>
        <draw:path draw:style-name="gr5" draw:text-style-name="P4" draw:layer="layout" svg:width="0.212cm" svg:height="0.212cm" svg:x="11.379cm" svg:y="9.536cm" svg:viewBox="0 0 213 213" svg:d="M107 213c28 0 55-12 75-32s31-47 31-75-11-55-31-75c-20-19-47-31-75-31s-55 12-76 31c-20 20-31 47-31 75s11 55 31 75c21 20 48 32 76 32z">
          <text:p/>
        </draw:path>
        <draw:path draw:style-name="gr5" draw:text-style-name="P4" draw:layer="layout" svg:width="0.212cm" svg:height="0.211cm" svg:x="11.587cm" svg:y="9.372cm" svg:viewBox="0 0 213 212" svg:d="M107 212c28 0 55-11 75-31 20-19 31-47 31-75s-11-55-31-75-47-31-75-31-55 11-76 31c-20 20-31 47-31 75s11 56 31 75c21 20 48 31 76 31z">
          <text:p/>
        </draw:path>
        <draw:path draw:style-name="gr5" draw:text-style-name="P4" draw:layer="layout" svg:width="0.211cm" svg:height="0.212cm" svg:x="11.657cm" svg:y="8.913cm" svg:viewBox="0 0 212 213" svg:d="M105 213c28 0 55-11 75-32 21-20 32-47 32-75s-11-55-32-75c-20-20-47-31-75-31s-55 11-74 31c-20 20-31 47-31 75s11 55 31 75c19 21 46 32 74 32z">
          <text:p/>
        </draw:path>
        <draw:path draw:style-name="gr5" draw:text-style-name="P4" draw:layer="layout" svg:width="0.212cm" svg:height="0.212cm" svg:x="11.726cm" svg:y="8.694cm" svg:viewBox="0 0 213 213" svg:d="M106 213c29 0 56-13 76-32 19-20 31-47 31-75s-12-55-31-75c-20-20-47-31-76-31-28 0-55 11-75 31s-31 47-31 75 11 55 31 75c20 19 47 32 75 32z">
          <text:p/>
        </draw:path>
        <draw:path draw:style-name="gr5" draw:text-style-name="P4" draw:layer="layout" svg:width="0.212cm" svg:height="0.212cm" svg:x="11.795cm" svg:y="9.311cm" svg:viewBox="0 0 213 213" svg:d="M107 213c28 0 55-12 75-31 20-20 31-47 31-75s-11-55-31-75-47-32-75-32-55 12-76 32c-20 20-31 47-31 75s11 55 31 75c21 19 48 31 76 31z">
          <text:p/>
        </draw:path>
        <draw:path draw:style-name="gr5" draw:text-style-name="P4" draw:layer="layout" svg:width="0.212cm" svg:height="0.211cm" svg:x="12.142cm" svg:y="8.803cm" svg:viewBox="0 0 213 212" svg:d="M106 212c29 0 56-11 76-31 19-20 31-47 31-75 0-29-12-56-31-75-20-20-47-31-76-31-28 0-55 11-75 31-20 19-31 46-31 75 0 28 11 55 31 75s47 31 75 31z">
          <text:p/>
        </draw:path>
        <draw:path draw:style-name="gr5" draw:text-style-name="P4" draw:layer="layout" svg:width="0.212cm" svg:height="0.211cm" svg:x="12.211cm" svg:y="9.696cm" svg:viewBox="0 0 213 212" svg:d="M107 212c28 0 55-11 75-31 20-19 31-46 31-74 0-29-11-55-31-76-20-20-47-31-75-31s-56 11-76 31c-20 21-31 47-31 76 0 28 11 55 31 74 20 20 48 31 76 31z">
          <text:p/>
        </draw:path>
        <draw:path draw:style-name="gr5" draw:text-style-name="P4" draw:layer="layout" svg:width="0.212cm" svg:height="0.212cm" svg:x="12.558cm" svg:y="9.869cm" svg:viewBox="0 0 213 213" svg:d="M106 213c29 0 56-11 76-31s31-47 31-75c0-29-11-56-31-76s-47-31-76-31c-28 0-55 11-75 31s-31 47-31 76c0 28 11 55 31 75s47 31 75 31z">
          <text:p/>
        </draw:path>
        <draw:path draw:style-name="gr5" draw:text-style-name="P4" draw:layer="layout" svg:width="0.212cm" svg:height="0.212cm" svg:x="12.766cm" svg:y="9.417cm" svg:viewBox="0 0 213 213" svg:d="M106 213c28 0 56-11 76-31s31-47 31-76c0-28-11-55-31-75s-48-31-76-31-55 11-75 31-31 47-31 75c0 29 11 56 31 76s47 31 75 31z">
          <text:p/>
        </draw:path>
        <draw:path draw:style-name="gr5" draw:text-style-name="P4" draw:layer="layout" svg:width="0.212cm" svg:height="0.212cm" svg:x="12.835cm" svg:y="9.44cm" svg:viewBox="0 0 213 213" svg:d="M107 213c28 0 55-11 75-31s31-47 31-75c0-29-11-56-31-76-20-19-47-31-75-31s-56 12-76 31c-19 20-31 47-31 76 0 28 12 55 31 75 20 20 48 31 76 31z">
          <text:p/>
        </draw:path>
        <draw:path draw:style-name="gr5" draw:text-style-name="P4" draw:layer="layout" svg:width="0.212cm" svg:height="0.212cm" svg:x="12.974cm" svg:y="9.649cm" svg:viewBox="0 0 213 213" svg:d="M106 213c28 0 56-11 76-31s31-47 31-75c0-29-11-56-31-76s-48-31-76-31-55 11-75 31-31 47-31 76c0 28 11 55 31 75s47 31 75 31z">
          <text:p/>
        </draw:path>
        <draw:path draw:style-name="gr5" draw:text-style-name="P4" draw:layer="layout" svg:width="0.212cm" svg:height="0.211cm" svg:x="13.182cm" svg:y="9.825cm" svg:viewBox="0 0 213 212" svg:d="M106 212c28 0 56-11 76-31s31-46 31-76c0-28-11-55-31-74-20-20-48-31-76-31s-55 11-75 31c-20 19-31 46-31 74 0 30 11 56 31 76s47 31 75 31z">
          <text:p/>
        </draw:path>
        <draw:path draw:style-name="gr5" draw:text-style-name="P4" draw:layer="layout" svg:width="0.212cm" svg:height="0.212cm" svg:x="13.251cm" svg:y="9.705cm" svg:viewBox="0 0 213 213" svg:d="M107 213c28 0 55-11 75-31s31-47 31-75-11-55-31-76c-20-20-47-31-75-31s-56 11-76 31c-19 21-31 48-31 76s12 55 31 75c20 20 48 31 76 31z">
          <text:p/>
        </draw:path>
        <draw:path draw:style-name="gr5" draw:text-style-name="P4" draw:layer="layout" svg:width="0.211cm" svg:height="0.212cm" svg:x="13.321cm" svg:y="9.276cm" svg:viewBox="0 0 212 213" svg:d="M107 213c28 0 55-11 74-31 20-20 31-47 31-75s-11-55-31-76c-19-19-46-31-74-31s-55 12-75 31c-20 21-32 48-32 76s12 55 32 75 47 31 75 31z">
          <text:p/>
        </draw:path>
        <draw:path draw:style-name="gr5" draw:text-style-name="P4" draw:layer="layout" svg:width="0.211cm" svg:height="0.212cm" svg:x="13.529cm" svg:y="9.312cm" svg:viewBox="0 0 212 213" svg:d="M107 213c28 0 55-12 74-31 20-20 31-47 31-75s-11-55-31-75c-19-20-46-32-74-32s-55 12-75 32-32 47-32 75 12 55 32 75c20 19 47 31 75 31z">
          <text:p/>
        </draw:path>
        <draw:path draw:style-name="gr5" draw:text-style-name="P4" draw:layer="layout" svg:width="0.212cm" svg:height="0.212cm" svg:x="13.598cm" svg:y="8.775cm" svg:viewBox="0 0 213 213" svg:d="M106 213c28 0 56-11 76-31s31-47 31-76c0-28-11-55-31-75s-48-31-76-31-55 11-75 31-31 47-31 75c0 29 11 56 31 76s47 31 75 31z">
          <text:p/>
        </draw:path>
        <draw:path draw:style-name="gr5" draw:text-style-name="P4" draw:layer="layout" svg:width="0.212cm" svg:height="0.212cm" svg:x="13.667cm" svg:y="9.529cm" svg:viewBox="0 0 213 213" svg:d="M107 213c28 0 55-11 75-31s31-47 31-75-11-55-31-75-47-32-75-32-56 12-76 32c-19 20-31 47-31 75s12 55 31 75c20 20 48 31 76 31z">
          <text:p/>
        </draw:path>
        <draw:path draw:style-name="gr5" draw:text-style-name="P4" draw:layer="layout" svg:width="0.212cm" svg:height="0.212cm" svg:x="13.945cm" svg:y="9.552cm" svg:viewBox="0 0 213 213" svg:d="M107 213c28 0 55-11 75-32 19-20 31-47 31-75s-12-55-31-75c-20-19-47-31-75-31s-55 12-75 31c-20 20-32 47-32 75s12 55 32 75c20 21 47 32 75 32z">
          <text:p/>
        </draw:path>
        <draw:path draw:style-name="gr5" draw:text-style-name="P4" draw:layer="layout" svg:width="0.212cm" svg:height="0.212cm" svg:x="14.014cm" svg:y="8.607cm" svg:viewBox="0 0 213 213" svg:d="M106 213c28 0 56-12 76-31 20-20 31-47 31-75 0-29-11-56-31-76s-48-31-76-31-55 11-75 31-31 47-31 76c0 28 11 55 31 75 20 19 47 31 75 31z">
          <text:p/>
        </draw:path>
        <draw:path draw:style-name="gr5" draw:text-style-name="P4" draw:layer="layout" svg:width="0.212cm" svg:height="0.211cm" svg:x="14.083cm" svg:y="9.505cm" svg:viewBox="0 0 213 212" svg:d="M107 212c28 0 55-11 75-31s31-47 31-75-11-55-31-74c-20-21-47-32-75-32-29 0-56 11-76 32-19 19-31 46-31 74s12 55 31 75c20 20 47 31 76 31z">
          <text:p/>
        </draw:path>
        <draw:path draw:style-name="gr6" draw:text-style-name="P5" draw:layer="layout" svg:width="0.212cm" svg:height="0.212cm" svg:x="5.346cm" svg:y="9.136cm" svg:viewBox="0 0 213 213" svg:d="M106 213c28 0 55-11 76-32 20-20 31-47 31-75s-11-55-31-75c-21-19-48-31-76-31s-55 12-75 31c-19 20-31 47-31 75s12 55 31 75c20 21 47 32 75 32z">
          <text:p/>
        </draw:path>
        <draw:path draw:style-name="gr6" draw:text-style-name="P5" draw:layer="layout" svg:width="0.211cm" svg:height="0.211cm" svg:x="5.416cm" svg:y="6.19cm" svg:viewBox="0 0 212 212" svg:d="M107 212c28 0 55-11 74-31 20-21 31-48 31-76s-11-55-31-74c-19-20-46-31-74-31-29 0-56 11-76 31-20 19-31 46-31 74s11 55 31 76c20 20 47 31 76 31z">
          <text:p/>
        </draw:path>
        <draw:path draw:style-name="gr6" draw:text-style-name="P5" draw:layer="layout" svg:width="0.212cm" svg:height="0.212cm" svg:x="5.485cm" svg:y="6.762cm" svg:viewBox="0 0 213 213" svg:d="M107 213c28 0 55-11 75-31s31-47 31-75-11-55-31-75c-20-21-47-32-75-32s-55 11-75 32c-21 20-32 47-32 75s11 55 32 75c20 20 47 31 75 31z">
          <text:p/>
        </draw:path>
        <draw:path draw:style-name="gr6" draw:text-style-name="P5" draw:layer="layout" svg:width="0.212cm" svg:height="0.212cm" svg:x="5.693cm" svg:y="8.827cm" svg:viewBox="0 0 213 213" svg:d="M107 213c28 0 55-11 75-31s31-47 31-75-11-56-31-76-47-31-75-31-55 11-76 31c-20 20-31 48-31 76s11 55 31 75c21 20 48 31 76 31z">
          <text:p/>
        </draw:path>
        <draw:path draw:style-name="gr6" draw:text-style-name="P5" draw:layer="layout" svg:width="0.212cm" svg:height="0.211cm" svg:x="5.901cm" svg:y="7.232cm" svg:viewBox="0 0 213 212" svg:d="M107 212c28 0 55-11 75-32 20-19 31-46 31-74s-11-55-31-75-47-31-75-31-55 11-76 31c-20 20-31 47-31 75s11 55 31 74c21 21 48 32 76 32z">
          <text:p/>
        </draw:path>
        <draw:path draw:style-name="gr6" draw:text-style-name="P5" draw:layer="layout" svg:width="0.211cm" svg:height="0.212cm" svg:x="5.971cm" svg:y="9.434cm" svg:viewBox="0 0 212 213" svg:d="M105 213c28 0 55-12 76-31 20-20 31-47 31-75 0-29-11-56-31-76-21-20-48-31-76-31s-55 11-74 31c-20 20-31 47-31 76 0 28 11 55 31 75 19 19 46 31 74 31z">
          <text:p/>
        </draw:path>
        <draw:path draw:style-name="gr6" draw:text-style-name="P5" draw:layer="layout" svg:width="0.212cm" svg:height="0.212cm" svg:x="6.109cm" svg:y="9.862cm" svg:viewBox="0 0 213 213" svg:d="M107 213c28 0 55-11 75-31s31-47 31-75c0-29-11-56-31-76-20-19-47-31-75-31s-55 12-76 31c-20 20-31 47-31 76 0 28 11 55 31 75 21 20 48 31 76 31z">
          <text:p/>
        </draw:path>
        <draw:path draw:style-name="gr6" draw:text-style-name="P5" draw:layer="layout" svg:width="0.212cm" svg:height="0.211cm" svg:x="6.456cm" svg:y="8.427cm" svg:viewBox="0 0 213 212" svg:d="M106 212c29 0 56-11 76-31 19-19 31-46 31-74s-12-55-31-76c-20-20-47-31-76-31-28 0-55 11-75 31-20 21-31 48-31 76s11 55 31 74c20 20 47 31 75 31z">
          <text:p/>
        </draw:path>
        <draw:path draw:style-name="gr6" draw:text-style-name="P5" draw:layer="layout" svg:width="0.212cm" svg:height="0.211cm" svg:x="6.525cm" svg:y="6.38cm" svg:viewBox="0 0 213 212" svg:d="M107 212c28 0 55-11 75-32 20-20 31-47 31-75s-11-55-31-74c-20-20-47-31-75-31s-55 11-76 31c-20 19-31 46-31 74s11 55 31 75c21 21 48 32 76 32z">
          <text:p/>
        </draw:path>
        <draw:path draw:style-name="gr6" draw:text-style-name="P5" draw:layer="layout" svg:width="0.212cm" svg:height="0.212cm" svg:x="6.664cm" svg:y="9.35cm" svg:viewBox="0 0 213 213" svg:d="M106 213c29 0 56-12 76-32 19-20 31-47 31-75s-12-55-31-75c-20-20-47-31-76-31-28 0-55 11-75 31s-31 47-31 75 11 55 31 75 47 32 75 32z">
          <text:p/>
        </draw:path>
        <draw:path draw:style-name="gr6" draw:text-style-name="P5" draw:layer="layout" svg:width="0.212cm" svg:height="0.212cm" svg:x="6.733cm" svg:y="8.648cm" svg:viewBox="0 0 213 213" svg:d="M107 213c28 0 55-11 75-31s31-47 31-75-11-55-31-76c-20-19-47-31-75-31s-55 12-76 31c-20 21-31 48-31 76s11 55 31 75c21 20 48 31 76 31z">
          <text:p/>
        </draw:path>
        <draw:path draw:style-name="gr6" draw:text-style-name="P5" draw:layer="layout" svg:width="0.212cm" svg:height="0.211cm" svg:x="6.872cm" svg:y="7.414cm" svg:viewBox="0 0 213 212" svg:d="M106 212c29 0 56-11 76-31s31-47 31-75-11-55-31-74c-20-20-47-32-76-32-28 0-55 12-75 32-20 19-31 46-31 74s11 55 31 75 47 31 75 31z">
          <text:p/>
        </draw:path>
        <draw:path draw:style-name="gr6" draw:text-style-name="P5" draw:layer="layout" svg:width="0.212cm" svg:height="0.211cm" svg:x="6.941cm" svg:y="9.359cm" svg:viewBox="0 0 213 212" svg:d="M107 212c28 0 55-11 75-31 20-21 31-48 31-76s-11-55-31-74c-20-20-47-31-75-31s-56 11-76 31c-20 19-31 46-31 74s11 55 31 76c20 20 48 31 76 31z">
          <text:p/>
        </draw:path>
        <draw:path draw:style-name="gr6" draw:text-style-name="P5" draw:layer="layout" svg:width="0.211cm" svg:height="0.211cm" svg:x="7.219cm" svg:y="5.939cm" svg:viewBox="0 0 212 212" svg:d="M106 212c28 0 55-11 74-31 21-20 32-47 32-75s-11-55-32-74c-19-20-46-32-74-32-29 0-55 12-75 32-20 19-31 46-31 74s11 55 31 75 46 31 75 31z">
          <text:p/>
        </draw:path>
        <draw:path draw:style-name="gr6" draw:text-style-name="P5" draw:layer="layout" svg:width="0.212cm" svg:height="0.212cm" svg:x="7.288cm" svg:y="8.263cm" svg:viewBox="0 0 213 213" svg:d="M106 213c29 0 56-11 76-31s31-47 31-75-11-55-31-75c-20-19-47-32-76-32-28 0-55 13-75 32-20 20-31 47-31 75s11 55 31 75 47 31 75 31z">
          <text:p/>
        </draw:path>
        <draw:path draw:style-name="gr6" draw:text-style-name="P5" draw:layer="layout" svg:width="0.211cm" svg:height="0.211cm" svg:x="7.427cm" svg:y="9.889cm" svg:viewBox="0 0 212 212" svg:d="M106 212c28 0 55-11 74-31 21-19 32-46 32-74s-11-56-32-76c-19-20-46-31-74-31-29 0-55 11-75 31s-31 48-31 76 11 55 31 74c20 20 46 31 75 31z">
          <text:p/>
        </draw:path>
        <draw:path draw:style-name="gr6" draw:text-style-name="P5" draw:layer="layout" svg:width="0.212cm" svg:height="0.212cm" svg:x="7.565cm" svg:y="8.192cm" svg:viewBox="0 0 213 213" svg:d="M107 213c28 0 55-12 75-31 20-20 31-47 31-75s-11-56-31-76-47-31-75-31-56 11-76 31c-19 20-31 48-31 76s12 55 31 75c20 19 48 31 76 31z">
          <text:p/>
        </draw:path>
        <draw:path draw:style-name="gr6" draw:text-style-name="P5" draw:layer="layout" svg:width="0.211cm" svg:height="0.212cm" svg:x="7.843cm" svg:y="7.758cm" svg:viewBox="0 0 212 213" svg:d="M106 213c28 0 55-11 74-31 20-20 32-47 32-75 0-29-12-56-32-76-19-19-46-31-74-31s-55 12-75 31c-20 20-31 47-31 76 0 28 11 55 31 75s47 31 75 31z">
          <text:p/>
        </draw:path>
        <draw:path draw:style-name="gr6" draw:text-style-name="P5" draw:layer="layout" svg:width="0.212cm" svg:height="0.212cm" svg:x="7.912cm" svg:y="8.2cm" svg:viewBox="0 0 213 213" svg:d="M106 213c28 0 56-11 76-31s31-47 31-75-11-56-31-76c-20-19-48-31-76-31s-55 12-75 31c-20 20-31 48-31 76s11 55 31 75 47 31 75 31z">
          <text:p/>
        </draw:path>
        <draw:path draw:style-name="gr6" draw:text-style-name="P5" draw:layer="layout" svg:width="0.212cm" svg:height="0.212cm" svg:x="8.189cm" svg:y="9.908cm" svg:viewBox="0 0 213 213" svg:d="M107 213c28 0 55-11 75-31s31-47 31-75-11-55-31-76c-20-20-47-31-75-31s-56 11-76 31c-19 21-31 48-31 76s12 55 31 75c20 20 48 31 76 31z">
          <text:p/>
        </draw:path>
        <draw:path draw:style-name="gr6" draw:text-style-name="P5" draw:layer="layout" svg:width="0.211cm" svg:height="0.212cm" svg:x="8.398cm" svg:y="3.6cm" svg:viewBox="0 0 212 213" svg:d="M106 213c28 0 55-12 75-31 20-20 31-47 31-75s-11-55-31-75c-20-21-47-32-75-32s-56 11-75 32c-20 20-31 47-31 75s11 55 31 75c19 19 47 31 75 31z">
          <text:p/>
        </draw:path>
        <draw:path draw:style-name="gr6" draw:text-style-name="P5" draw:layer="layout" svg:width="0.212cm" svg:height="0.211cm" svg:x="8.467cm" svg:y="1.547cm" svg:viewBox="0 0 213 212" svg:d="M107 212c28 0 55-11 75-31 19-20 31-47 31-75s-12-55-31-75c-20-20-47-31-75-31s-55 11-75 31-32 47-32 75 12 55 32 75 47 31 75 31z">
          <text:p/>
        </draw:path>
        <draw:frame draw:style-name="gr7" draw:text-style-name="P7" draw:layer="layout" svg:width="1.085cm" svg:height="0.547cm" svg:x="2.892cm" svg:y="10.282cm">
          <draw:text-box>
            <text:p text:style-name="P6"><text:span text:style-name="T1">−</text:span><text:span text:style-name="T2">100</text:span></text:p>
          </draw:text-box>
        </draw:frame>
        <draw:frame draw:style-name="gr8" draw:text-style-name="P7" draw:layer="layout" svg:width="0.836cm" svg:height="0.547cm" svg:x="5.629cm" svg:y="10.282cm">
          <draw:text-box>
            <text:p text:style-name="P6"><text:span text:style-name="T1">−</text:span><text:span text:style-name="T2">50</text:span></text:p>
          </draw:text-box>
        </draw:frame>
        <draw:frame draw:style-name="gr9" draw:text-style-name="P7" draw:layer="layout" svg:width="0.491cm" svg:height="0.547cm" svg:x="8.557cm" svg:y="10.282cm">
          <draw:text-box>
            <text:p text:style-name="P6"><text:span text:style-name="T2">0</text:span></text:p>
          </draw:text-box>
        </draw:frame>
        <draw:frame draw:style-name="gr10" draw:text-style-name="P7" draw:layer="layout" svg:width="0.502cm" svg:height="0.547cm" svg:x="11.053cm" svg:y="10.282cm">
          <draw:text-box>
            <text:p text:style-name="P6"><text:span text:style-name="T2">50</text:span></text:p>
          </draw:text-box>
        </draw:frame>
        <draw:frame draw:style-name="gr11" draw:text-style-name="P7" draw:layer="layout" svg:width="0.751cm" svg:height="0.547cm" svg:x="13.548cm" svg:y="10.282cm">
          <draw:text-box>
            <text:p text:style-name="P6"><text:span text:style-name="T2">100</text:span></text:p>
          </draw:text-box>
        </draw:frame>
        <draw:polygon draw:style-name="gr12" draw:text-style-name="P8" draw:layer="layout" svg:width="0.123cm" svg:height="0cm" svg:x="2.254cm" svg:y="10.149cm" svg:viewBox="0 0 124 0" draw:points="124,0 0,0">
          <text:p/>
        </draw:polygon>
        <draw:line draw:style-name="gr13" draw:text-style-name="P9" draw:layer="layout" svg:x1="2.378cm" svg:y1="10.149cm" svg:x2="2.254cm" svg:y2="10.149cm">
          <text:p/>
        </draw:line>
        <draw:frame draw:style-name="gr14" draw:text-style-name="P7" draw:layer="layout" svg:width="3.452cm" svg:height="0.547cm" svg:x="7.823cm" svg:y="10.86cm">
          <draw:text-box>
            <text:p text:style-name="P6"><text:span text:style-name="T2">Position/ <text:s text:c="7"/>(X)</text:span></text:p>
          </draw:text-box>
        </draw:frame>
        <draw:polygon draw:style-name="gr12" draw:text-style-name="P8" draw:layer="layout" svg:width="0.123cm" svg:height="0cm" svg:x="2.254cm" svg:y="8.131cm" svg:viewBox="0 0 124 0" draw:points="124,0 0,0">
          <text:p/>
        </draw:polygon>
        <draw:line draw:style-name="gr13" draw:text-style-name="P9" draw:layer="layout" svg:x1="2.378cm" svg:y1="8.131cm" svg:x2="2.254cm" svg:y2="8.131cm">
          <text:p/>
        </draw:line>
        <draw:frame draw:style-name="gr15" draw:text-style-name="P7" draw:layer="layout" svg:width="0.875cm" svg:height="0.547cm" svg:x="1.075cm" svg:y="9.864cm">
          <draw:text-box>
            <text:p text:style-name="P6"><text:span text:style-name="T2">0</text:span><text:span text:style-name="T1">.</text:span><text:span text:style-name="T2">00</text:span></text:p>
          </draw:text-box>
        </draw:frame>
        <draw:polygon draw:style-name="gr12" draw:text-style-name="P8" draw:layer="layout" svg:width="0.123cm" svg:height="0cm" svg:x="2.254cm" svg:y="6.112cm" svg:viewBox="0 0 124 0" draw:points="124,0 0,0">
          <text:p/>
        </draw:polygon>
        <draw:line draw:style-name="gr13" draw:text-style-name="P9" draw:layer="layout" svg:x1="2.378cm" svg:y1="6.112cm" svg:x2="2.254cm" svg:y2="6.112cm">
          <text:p/>
        </draw:line>
        <draw:frame draw:style-name="gr15" draw:text-style-name="P7" draw:layer="layout" svg:width="0.875cm" svg:height="0.547cm" svg:x="1.075cm" svg:y="7.845cm">
          <draw:text-box>
            <text:p text:style-name="P6"><text:span text:style-name="T2">0</text:span><text:span text:style-name="T1">.</text:span><text:span text:style-name="T2">01</text:span></text:p>
          </draw:text-box>
        </draw:frame>
        <draw:polygon draw:style-name="gr12" draw:text-style-name="P8" draw:layer="layout" svg:width="0.123cm" svg:height="0cm" svg:x="2.254cm" svg:y="4.093cm" svg:viewBox="0 0 124 0" draw:points="124,0 0,0">
          <text:p/>
        </draw:polygon>
        <draw:line draw:style-name="gr13" draw:text-style-name="P9" draw:layer="layout" svg:x1="2.378cm" svg:y1="4.093cm" svg:x2="2.254cm" svg:y2="4.093cm">
          <text:p/>
        </draw:line>
        <draw:frame draw:style-name="gr15" draw:text-style-name="P7" draw:layer="layout" svg:width="0.875cm" svg:height="0.547cm" svg:x="1.075cm" svg:y="5.827cm">
          <draw:text-box>
            <text:p text:style-name="P6"><text:span text:style-name="T2">0</text:span><text:span text:style-name="T1">.</text:span><text:span text:style-name="T2">02</text:span></text:p>
          </draw:text-box>
        </draw:frame>
        <draw:polygon draw:style-name="gr12" draw:text-style-name="P8" draw:layer="layout" svg:width="0.123cm" svg:height="0cm" svg:x="2.254cm" svg:y="2.075cm" svg:viewBox="0 0 124 0" draw:points="124,0 0,0">
          <text:p/>
        </draw:polygon>
        <draw:line draw:style-name="gr13" draw:text-style-name="P9" draw:layer="layout" svg:x1="2.378cm" svg:y1="2.075cm" svg:x2="2.254cm" svg:y2="2.075cm">
          <text:p/>
        </draw:line>
        <draw:frame draw:style-name="gr15" draw:text-style-name="P7" draw:layer="layout" svg:width="0.875cm" svg:height="0.547cm" svg:x="1.075cm" svg:y="3.808cm">
          <draw:text-box>
            <text:p text:style-name="P6"><text:span text:style-name="T2">0</text:span><text:span text:style-name="T1">.</text:span><text:span text:style-name="T2">03</text:span></text:p>
          </draw:text-box>
        </draw:frame>
        <draw:frame draw:style-name="gr15" draw:text-style-name="P7" draw:layer="layout" svg:width="0.875cm" svg:height="0.547cm" svg:x="1.075cm" svg:y="1.789cm">
          <draw:text-box>
            <text:p text:style-name="P6"><text:span text:style-name="T2">0</text:span><text:span text:style-name="T1">.</text:span><text:span text:style-name="T2">04</text:span></text:p>
          </draw:text-box>
        </draw:frame>
        <draw:line draw:style-name="gr16" draw:text-style-name="P9" draw:layer="layout" svg:x1="2.378cm" svg:y1="10.149cm" svg:x2="2.378cm" svg:y2="0.762cm">
          <text:p/>
        </draw:line>
        <draw:line draw:style-name="gr17" draw:text-style-name="P9" draw:layer="layout" svg:x1="14.976cm" svg:y1="10.149cm" svg:x2="14.976cm" svg:y2="0.762cm">
          <text:p/>
        </draw:line>
        <draw:line draw:style-name="gr16" draw:text-style-name="P9" draw:layer="layout" svg:x1="2.378cm" svg:y1="10.149cm" svg:x2="14.976cm" svg:y2="10.149cm">
          <text:p/>
        </draw:line>
        <draw:line draw:style-name="gr16" draw:text-style-name="P9" draw:layer="layout" svg:x1="2.378cm" svg:y1="0.762cm" svg:x2="14.976cm" svg:y2="0.762cm">
          <text:p/>
        </draw:line>
        <draw:frame draw:style-name="gr18" draw:text-style-name="P7" draw:layer="layout" svg:width="2.445cm" svg:height="0.547cm" draw:transform="rotate (1.5707963267949) translate (0.381cm 7.042cm)">
          <draw:text-box>
            <text:p text:style-name="P6"><text:span text:style-name="T2">Local Strain</text:span></text:p>
          </draw:text-box>
        </draw:frame>
        <draw:line draw:style-name="gr19" draw:text-style-name="P9" draw:layer="layout" svg:x1="8.809cm" svg:y1="10.113cm" svg:x2="8.809cm" svg:y2="4.506cm">
          <text:p/>
        </draw:line>
        <draw:line draw:style-name="gr20" draw:text-style-name="P1" draw:layer="layout" svg:x1="8.809cm" svg:y1="4.571cm" svg:x2="14.952cm" svg:y2="4.59cm">
          <text:p/>
        </draw:line>
        <draw:line draw:style-name="gr21" draw:text-style-name="P1" draw:layer="layout" svg:x1="4.918cm" svg:y1="4.556cm" svg:x2="8.809cm" svg:y2="4.572cm">
          <text:p/>
        </draw:line>
        <draw:line draw:style-name="gr22" draw:text-style-name="P10" draw:layer="layout" svg:x1="14.45cm" svg:y1="3.518cm" svg:x2="15.054cm" svg:y2="3.518cm">
          <text:p text:style-name="P2"><text:span text:style-name="T3"/></text:p>
          <text:p text:style-name="P2"><text:span text:style-name="T3"/></text:p>
        </draw:line>
        <draw:line draw:style-name="gr19" draw:text-style-name="P9" draw:layer="layout" svg:x1="4.918cm" svg:y1="10.094cm" svg:x2="4.918cm" svg:y2="4.506cm">
          <text:p/>
        </draw:line>
        <draw:frame draw:style-name="gr23" draw:text-style-name="P11" draw:layer="layout" svg:width="3.418cm" svg:height="0.471cm" svg:x="10.874cm" svg:y="3.239cm">
          <draw:text-box>
            <text:p text:style-name="P2"><text:span text:style-name="T3">periodical boundary</text:span></text:p>
          </draw:text-box>
        </draw:frame>
        <draw:g>
          <svg:title>TexMaths</svg:title>
          <svg:desc>14§display§$\gamma$ phase grain§svg§600§FALSE</svg:desc>
          <draw:polygon draw:style-name="gr24" draw:text-style-name="P12" draw:layer="layout" svg:width="2.901cm" svg:height="0.435cm" svg:x="10.617cm" svg:y="3.975cm" svg:viewBox="0 0 2902 436" draw:points="1452,436 0,436 0,0 2902,0 2902,436">
            <text:p/>
          </draw:polygon>
          <draw:path draw:style-name="gr25" draw:text-style-name="P8" draw:layer="layout" svg:width="0.259cm" svg:height="0.324cm" svg:x="10.625cm" svg:y="4.098cm" svg:viewBox="0 0 260 325" svg:d="M11 92c20-56 73-57 79-57 75 0 81 87 81 126 0 31-3 39-7 49-10 35-25 92-25 106 0 4 2 9 7 9s9-12 15-30c11-42 17-70 18-85 2-7 2-13 4-20 16-49 48-121 68-161 2-5 9-16 9-19 0-4-5-4-7-4-1 0-4 0-5 2-25 48-45 97-66 147 0-15 0-53-20-100-12-31-32-55-65-55-62 0-97 76-97 91 0 4 4 4 10 4z">
            <text:p/>
          </draw:path>
          <draw:path draw:style-name="gr25" draw:text-style-name="P8" draw:layer="layout" svg:width="0.243cm" svg:height="0.314cm" svg:x="11.076cm" svg:y="4.098cm" svg:viewBox="0 0 244 315" svg:d="M71 32v-32l-71 6v15c35 0 39 3 39 24v232c0 22-5 22-39 22v16c17-2 42-3 56-3 13 0 38 1 56 3v-16c-34 0-39 0-39-22v-84-4c3 8 24 35 60 35 60 0 111-49 111-112s-48-112-104-112c-38 0-59 22-69 32zM73 162v-110c14-25 39-39 64-39 35 0 66 43 66 99 0 60-35 101-71 101-20 0-40-10-52-30-7-11-7-11-7-21z">
            <text:p/>
          </draw:path>
          <draw:path draw:style-name="gr25" draw:text-style-name="P8" draw:layer="layout" svg:width="0.248cm" svg:height="0.342cm" svg:x="11.351cm" svg:y="3.974cm" svg:viewBox="0 0 249 343" svg:d="M39 305c0 22-5 22-39 22v16c17 0 42-2 56-2 13 0 39 2 56 2v-16c-34 0-39 0-39-22v-91c0-52 35-78 67-78 31 0 36 26 36 54v115c0 22-5 22-39 22v16c18 0 44-2 56-2 13 0 39 2 56 2v-16c-26 0-38 0-39-15v-94c0-42 0-57-15-75-7-9-23-19-52-19-42 0-63 30-72 49v-173l-71 6v15c35 0 39 3 39 28z">
            <text:p/>
          </draw:path>
          <draw:path draw:style-name="gr25" draw:text-style-name="P8" draw:layer="layout" svg:width="0.223cm" svg:height="0.226cm" svg:x="11.628cm" svg:y="4.096cm" svg:viewBox="0 0 224 227" svg:d="M144 185c2 19 16 40 38 40 11 0 42-7 42-47v-28h-13v28c0 28-12 32-18 32-17 0-18-23-18-25v-100c0-21 0-39-18-58-20-19-44-27-67-27-41 0-76 24-76 56 0 15 10 24 24 24 12 0 22-10 22-24 0-6-3-22-25-22 13-17 38-23 53-23 24 0 52 20 52 63v18c-25 2-59 3-91 19-36 16-49 41-49 64 0 39 48 52 80 52s54-20 64-42zM140 104v48c0 48-35 65-57 65-24 0-45-18-45-44s21-67 102-69z">
            <text:p/>
          </draw:path>
          <draw:path draw:style-name="gr25" draw:text-style-name="P8" draw:layer="layout" svg:width="0.161cm" svg:height="0.226cm" svg:x="11.869cm" svg:y="4.096cm" svg:viewBox="0 0 162 227" svg:d="M87 126c11 1 52 10 52 45 0 25-17 46-56 46-42 0-61-30-69-72-1-5-3-8-7-8-7 0-7 4-7 13v65c0 9 0 12 6 12 2 0 2 0 12-10 0 0 0-2 10-11 21 21 43 21 55 21 57 0 79-33 79-69 0-27-15-41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5" draw:text-style-name="P8" draw:layer="layout" svg:width="0.191cm" svg:height="0.226cm" svg:x="12.059cm" svg:y="4.096cm" svg:viewBox="0 0 192 227" svg:d="M42 97c3-73 45-86 62-86 50 0 56 67 56 86zM41 108h138c11 0 13 0 13-11 0-49-27-97-88-97-58 0-104 50-104 113 0 66 52 114 109 114 60 0 83-55 83-65 0-4-4-5-7-5-4 0-4 2-6 7-18 50-61 50-67 50-25 0-45-14-56-32-15-24-15-58-15-74z">
            <text:p/>
          </draw:path>
          <draw:path draw:style-name="gr25" draw:text-style-name="P8" draw:layer="layout" svg:width="0.226cm" svg:height="0.325cm" svg:x="12.441cm" svg:y="4.093cm" svg:viewBox="0 0 227 326" svg:d="M97 138c-44 0-44-48-44-60 0-14 0-29 7-42 4-5 16-19 37-19 42 0 42 49 42 60 0 14 0 29-7 42-5 5-16 19-35 19zM39 158c0-1 0-14 9-24 18 14 39 16 49 16 44 0 79-34 79-72 0-18-8-36-21-47 19-17 37-20 45-20 2 0 4 0 6 0-6 3-9 7-9 14 0 9 7 14 14 14 6 0 16-4 16-15 0-9-7-24-25-24-12 0-33 3-54 24-21-17-42-18-51-18-47 0-82 33-82 71 0 22 12 40 24 52-7 7-15 23-15 40 0 16 7 34 22 44-31 8-46 30-46 50 0 35 49 63 109 63 59 0 111-25 111-64 0-17-7-42-32-56-27-14-56-14-86-14-12 0-33 0-38 0-15-3-25-19-25-34zM109 313c-49 0-84-25-84-50 0-22 20-42 41-43h29c44 0 98 0 98 43 0 27-35 50-84 50z">
            <text:p/>
          </draw:path>
          <draw:path draw:style-name="gr25" draw:text-style-name="P8" draw:layer="layout" svg:width="0.166cm" svg:height="0.217cm" svg:x="12.686cm" svg:y="4.098cm" svg:viewBox="0 0 167 218" svg:d="M69 55v-55l-69 6v15c35 0 39 3 39 28v131c0 23-5 23-39 23v15c20 0 42-1 56-1 21 0 43 0 63 1v-15h-10c-36 0-38-6-38-23v-76c0-49 21-93 59-93 3 0 4 0 6 0-2 0-11 7-11 20 0 14 9 21 21 21 8 0 21-6 21-21 0-17-16-31-37-31-36 0-54 34-61 55z">
            <text:p/>
          </draw:path>
          <draw:path draw:style-name="gr25" draw:text-style-name="P8" draw:layer="layout" svg:width="0.222cm" svg:height="0.226cm" svg:x="12.885cm" svg:y="4.096cm" svg:viewBox="0 0 223 227" svg:d="M144 185c2 19 16 40 38 40 11 0 41-7 41-47v-28h-12v28c0 28-12 32-18 32-17 0-18-23-18-25v-100c0-21 0-39-18-58-20-19-44-27-67-27-41 0-76 24-76 56 0 15 10 24 24 24 12 0 22-10 22-24 0-6-3-22-25-22 13-17 38-23 53-23 24 0 52 20 52 63v18c-25 2-59 3-91 19-36 16-49 41-49 64 0 39 48 52 80 52s54-20 64-42zM140 104v48c0 48-35 65-57 65-24 0-45-18-45-44s21-67 102-69z">
            <text:p/>
          </draw:path>
          <draw:path draw:style-name="gr25" draw:text-style-name="P8" draw:layer="layout" svg:width="0.105cm" svg:height="0.329cm" svg:x="13.126cm" svg:y="3.987cm" svg:viewBox="0 0 106 330" svg:d="M71 112l-70 5v16c34 0 38 3 38 26v133c0 23-5 23-39 23v15c15 0 43-1 55-1 18 0 35 1 51 1v-15c-32 0-35-3-35-21zM74 27c0-17-12-27-26-27-16 0-27 14-27 27 0 12 11 25 27 25 14 0 26-10 26-25z">
            <text:p/>
          </draw:path>
          <draw:path draw:style-name="gr25" draw:text-style-name="P8" draw:layer="layout" svg:width="0.248cm" svg:height="0.217cm" svg:x="13.261cm" svg:y="4.098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</draw:g>
        <draw:g>
          <svg:title>TexMaths</svg:title>
          <svg:desc>14§display§$\alpha_2$ phase grain§svg§600§FALSE</svg:desc>
          <draw:polygon draw:style-name="gr24" draw:text-style-name="P12" draw:layer="layout" svg:width="3.155cm" svg:height="0.436cm" svg:x="5.464cm" svg:y="3.975cm" svg:viewBox="0 0 3156 437" draw:points="1578,437 0,437 0,0 3156,0 3156,437">
            <text:p/>
          </draw:polygon>
          <draw:path draw:style-name="gr25" draw:text-style-name="P8" draw:layer="layout" svg:width="0.276cm" svg:height="0.223cm" svg:x="5.484cm" svg:y="4.099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5" draw:text-style-name="P8" draw:layer="layout" svg:width="0.153cm" svg:height="0.228cm" svg:x="5.799cm" svg:y="4.162cm" svg:viewBox="0 0 154 229" svg:d="M154 167h-13c0 8-4 28-8 32-3 1-29 1-35 1h-63c36-32 48-42 69-57 26-21 50-42 50-76 0-42-38-67-81-67-44 0-73 31-73 62 0 18 15 19 18 19 9 0 18-5 18-18 0-6-1-18-19-18 10-25 33-32 50-32 35 0 53 26 53 54 0 31-22 55-33 67l-84 83c-3 3-3 3-3 12h143z">
            <text:p/>
          </draw:path>
          <draw:path draw:style-name="gr25" draw:text-style-name="P8" draw:layer="layout" svg:width="0.243cm" svg:height="0.314cm" svg:x="6.177cm" svg:y="4.099cm" svg:viewBox="0 0 244 315" svg:d="M71 32v-32l-71 6v15c35 0 39 3 39 24v232c0 22-5 22-39 22v16c17-2 42-3 56-3 13 0 38 1 56 3v-16c-34 0-39 0-39-22v-84-4c3 8 24 35 60 35 60 0 111-49 111-112s-48-112-104-112c-38 0-59 22-69 32zM73 162v-110c14-25 39-39 64-39 35 0 66 43 66 99 0 60-35 101-71 101-20 0-40-10-52-30-7-11-7-11-7-21z">
            <text:p/>
          </draw:path>
          <draw:path draw:style-name="gr25" draw:text-style-name="P8" draw:layer="layout" svg:width="0.248cm" svg:height="0.342cm" svg:x="6.451cm" svg:y="3.974cm" svg:viewBox="0 0 249 343" svg:d="M39 305c0 22-5 22-39 22v16c17 0 42-2 56-2 13 0 39 2 56 2v-16c-34 0-39 0-39-22v-91c0-52 35-78 67-78 31 0 36 26 36 54v115c0 22-5 22-39 22v16c18 0 44-2 56-2 13 0 39 2 56 2v-16c-26 0-38 0-39-15v-94c0-42 0-57-15-75-7-9-23-18-52-18-42 0-63 29-72 49v-174l-71 6v15c35 0 39 3 39 28z">
            <text:p/>
          </draw:path>
          <draw:path draw:style-name="gr25" draw:text-style-name="P8" draw:layer="layout" svg:width="0.222cm" svg:height="0.226cm" svg:x="6.728cm" svg:y="4.09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5" draw:text-style-name="P8" draw:layer="layout" svg:width="0.161cm" svg:height="0.226cm" svg:x="6.969cm" svg:y="4.096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5" draw:text-style-name="P8" draw:layer="layout" svg:width="0.191cm" svg:height="0.226cm" svg:x="7.16cm" svg:y="4.09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5" draw:text-style-name="P8" draw:layer="layout" svg:width="0.226cm" svg:height="0.325cm" svg:x="7.542cm" svg:y="4.093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0-46 50 0 35 49 63 109 63 59 0 111-25 111-64 0-17-7-42-32-56-27-14-56-14-86-14-12 0-33 0-38 0-15-3-25-18-25-34zM111 313c-51 0-86-25-86-50 0-22 20-42 41-43h29c44 0 98 0 98 43 0 27-35 50-82 50z">
            <text:p/>
          </draw:path>
          <draw:path draw:style-name="gr25" draw:text-style-name="P8" draw:layer="layout" svg:width="0.166cm" svg:height="0.217cm" svg:x="7.787cm" svg:y="4.09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5" draw:text-style-name="P8" draw:layer="layout" svg:width="0.222cm" svg:height="0.226cm" svg:x="7.986cm" svg:y="4.09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5" draw:text-style-name="P8" draw:layer="layout" svg:width="0.105cm" svg:height="0.329cm" svg:x="8.227cm" svg:y="3.987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5" draw:text-style-name="P8" draw:layer="layout" svg:width="0.248cm" svg:height="0.217cm" svg:x="8.362cm" svg:y="4.09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</draw:g>
        <draw:line draw:style-name="gr22" draw:text-style-name="P10" draw:layer="layout" svg:x1="2.379cm" svg:y1="4.565cm" svg:x2="4.918cm" svg:y2="4.564cm">
          <text:p text:style-name="P2"><text:span text:style-name="T3"/></text:p>
          <text:p text:style-name="P2"><text:span text:style-name="T3"/></text:p>
        </draw:line>
        <draw:polygon draw:style-name="gr12" draw:text-style-name="P8" draw:layer="layout" svg:width="0cm" svg:height="0.123cm" svg:x="3.341cm" svg:y="10.149cm" svg:viewBox="0 0 0 124" draw:points="0,0 0,124">
          <text:p/>
        </draw:polygon>
        <draw:line draw:style-name="gr13" draw:text-style-name="P9" draw:layer="layout" svg:x1="3.341cm" svg:y1="10.149cm" svg:x2="3.341cm" svg:y2="10.273cm">
          <text:p/>
        </draw:line>
        <draw:polygon draw:style-name="gr12" draw:text-style-name="P8" draw:layer="layout" svg:width="0cm" svg:height="0.123cm" svg:x="6.009cm" svg:y="10.149cm" svg:viewBox="0 0 0 124" draw:points="0,0 0,124">
          <text:p/>
        </draw:polygon>
        <draw:line draw:style-name="gr13" draw:text-style-name="P9" draw:layer="layout" svg:x1="6.009cm" svg:y1="10.149cm" svg:x2="6.009cm" svg:y2="10.273cm">
          <text:p/>
        </draw:line>
        <draw:polygon draw:style-name="gr12" draw:text-style-name="P8" draw:layer="layout" svg:width="0cm" svg:height="0.123cm" svg:x="8.678cm" svg:y="10.149cm" svg:viewBox="0 0 0 124" draw:points="0,0 0,124">
          <text:p/>
        </draw:polygon>
        <draw:line draw:style-name="gr13" draw:text-style-name="P9" draw:layer="layout" svg:x1="8.678cm" svg:y1="10.149cm" svg:x2="8.678cm" svg:y2="10.273cm">
          <text:p/>
        </draw:line>
        <draw:polygon draw:style-name="gr12" draw:text-style-name="P8" draw:layer="layout" svg:width="0cm" svg:height="0.123cm" svg:x="11.346cm" svg:y="10.149cm" svg:viewBox="0 0 0 124" draw:points="0,0 0,124">
          <text:p/>
        </draw:polygon>
        <draw:line draw:style-name="gr13" draw:text-style-name="P9" draw:layer="layout" svg:x1="11.346cm" svg:y1="10.149cm" svg:x2="11.346cm" svg:y2="10.273cm">
          <text:p/>
        </draw:line>
        <draw:polygon draw:style-name="gr12" draw:text-style-name="P8" draw:layer="layout" svg:width="0cm" svg:height="0.123cm" svg:x="14.014cm" svg:y="10.149cm" svg:viewBox="0 0 0 124" draw:points="0,0 0,124">
          <text:p/>
        </draw:polygon>
        <draw:line draw:style-name="gr13" draw:text-style-name="P9" draw:layer="layout" svg:x1="14.014cm" svg:y1="10.149cm" svg:x2="14.014cm" svg:y2="10.273cm">
          <text:p/>
        </draw:line>
        <draw:line draw:style-name="gr26" draw:text-style-name="P1" draw:layer="layout" svg:x1="2.378cm" svg:y1="7.105cm" svg:x2="14.951cm" svg:y2="7.143cm">
          <text:p/>
        </draw:line>
        <draw:g>
          <draw:line draw:style-name="gr22" draw:text-style-name="P10" draw:layer="layout" svg:x1="10.611cm" svg:y1="6.511cm" svg:x2="10.05cm" svg:y2="7.146cm">
            <text:p text:style-name="P2"><text:span text:style-name="T3"/></text:p>
            <text:p text:style-name="P2"><text:span text:style-name="T3"/></text:p>
          </draw:line>
          <draw:frame draw:style-name="gr27" draw:text-style-name="P11" draw:layer="layout" svg:width="2.106cm" svg:height="0.471cm" svg:x="9.595cm" svg:y="6.003cm">
            <draw:text-box>
              <text:p text:style-name="P2"><text:span text:style-name="T3">global strain</text:span></text:p>
            </draw:text-box>
          </draw:frame>
        </draw:g>
        <draw:g>
          <svg:title>TexMaths</svg:title>
          <svg:desc>12§display§$\AA$§svg§600§FALSE</svg:desc>
          <draw:polygon draw:style-name="gr24" draw:text-style-name="P12" draw:layer="layout" svg:width="0.316cm" svg:height="0.366cm" svg:x="9.755cm" svg:y="10.933cm" svg:viewBox="0 0 317 367" draw:points="159,367 0,367 0,0 317,0 317,367">
            <text:p/>
          </draw:polygon>
          <draw:path draw:style-name="gr25" draw:text-style-name="P8" draw:layer="layout" svg:width="0.081cm" svg:height="0.073cm" svg:x="9.873cm" svg:y="10.923cm" svg:viewBox="0 0 82 74" svg:d="M82 37c0-19-17-37-41-37s-41 18-41 37c0 22 19 37 41 37 24 0 41-16 41-37zM41 66c-18 0-30-8-30-29 0-19 12-27 30-27s30 8 30 27c0 21-11 29-30 29z">
            <text:p/>
          </draw:path>
          <draw:path draw:style-name="gr25" draw:text-style-name="P8" draw:layer="layout" svg:width="0.29cm" svg:height="0.303cm" svg:x="9.768cm" svg:y="10.997cm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
            <text:p/>
          </draw:path>
        </draw:g>
        <draw:frame draw:style-name="gr28" draw:text-style-name="P14" draw:layer="layout" svg:width="1.151cm" svg:height="0.608cm" svg:x="1.227cm" svg:y="6.919cm">
          <draw:text-box>
            <text:p text:style-name="P13"><text:span text:style-name="T4">0</text:span><text:span text:style-name="T5">.</text:span><text:span text:style-name="T4">015</text:span></text:p>
          </draw:text-box>
        </draw:frame>
        <draw:line draw:style-name="gr29" draw:text-style-name="P1" draw:layer="layout" svg:x1="2.632cm" svg:y1="2.447cm" svg:x2="5.68cm" svg:y2="2.447cm">
          <text:p/>
        </draw:line>
        <draw:line draw:style-name="gr22" draw:text-style-name="P10" draw:layer="layout" svg:x1="6.357cm" svg:y1="2.326cm" svg:x2="5.73cm" svg:y2="2.339cm">
          <text:p text:style-name="P2"><text:span text:style-name="T3"/></text:p>
          <text:p text:style-name="P2"><text:span text:style-name="T3"/></text:p>
        </draw:line>
        <draw:frame draw:style-name="gr23" draw:text-style-name="P15" draw:layer="layout" svg:width="3.418cm" svg:height="0.471cm" svg:x="6.477cm" svg:y="2.069cm">
          <draw:text-box>
            <text:p text:style-name="P2"><text:span text:style-name="T6">measurement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Computer Modern" svg:font-family="'Computer Moder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1T12:38:12.247685471</dc:date>
    <meta:editing-duration>PT3H7M19S</meta:editing-duration>
    <meta:editing-cycles>14</meta:editing-cycles>
    <meta:generator>LibreOffice/5.1.6.2$Linux_X86_64 LibreOffice_project/10m0$Build-2</meta:generator>
    <meta:document-statistic meta:object-count="156"/>
  </office:meta>
</office:document-meta>
</file>